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VS</text:p>
      <text:p text:style-name="P1"/>
      <text:p text:style-name="P2">Control Version Sistem</text:p>
      <text:p text:style-name="P2"/>
      <text:p text:style-name="P2">herramienta.</text:p>
      <text:p text:style-name="P2">Administrar o gestionar los cambios <text:s/>del proyecto</text:p>
      <text:p text:style-name="P2"/>
      <text:p text:style-name="P2">Centralizados</text:p>
      <text:p text:style-name="P2">en la maquina se encuentra la maquina del control de versiones.</text:p>
      <text:p text:style-name="P2">SVN (subversion)</text:p>
      <text:p text:style-name="P2"><text:tab/>Trunk</text:p>
      <text:p text:style-name="P2"><text:tab/>branches</text:p>
      <text:p text:style-name="P2"><text:tab/>tags (momentos destacados)</text:p>
      <text:p text:style-name="P2"/>
      <text:p text:style-name="P2"/>
      <text:p text:style-name="P2">Distribuidos</text:p>
      <text:p text:style-name="P2">A partir del <text:s/>servidor central se generan otros servidores jerarquico NXN</text:p>
      <text:p text:style-name="P2">GIT</text:p>
      <text:p text:style-name="P2">Mercurial</text:p>
      <text:p text:style-name="P2">Baazar</text:p>
      <text:p text:style-name="P2"/>
      <text:p text:style-name="P2"/>
      <text:p text:style-name="P2">_GIT</text:p>
      <text:p text:style-name="P2"/>
      <text:p text:style-name="P2">Ramas</text:p>
      <text:p text:style-name="P2">Master</text:p>
      <text:p text:style-name="P2">feature Branches (comits)</text:p>
      <text:p text:style-name="P2">develop</text:p>
      <text:p text:style-name="P2">relase branch</text:p>
      <text:p text:style-name="P2">hotfixes</text:p>
      <text:p text:style-name="P2"/>
      <text:p text:style-name="P2"/>
      <text:p text:style-name="P1">GIT</text:p>
      <text:p text:style-name="P1"/>
      <text:p text:style-name="P2">Configurar el Git</text:p>
      <text:p text:style-name="P2"/>
      <text:p text:style-name="P2">juan@juan-AOD257:~/ejemplo$ git config --global user.name 'Juan Segovia'</text:p>
      <text:p text:style-name="P2"/>
      <text:p text:style-name="P2">juan@juan-AOD257:~/ejemplo$ git config --global user.email <text:a xlink:type="simple" xlink:href="mailto:juan_segovia_2@hotmail.com">juan_segovia_2@hotmail.com</text:a></text:p>
      <text:p text:style-name="P2"/>
      <text:p text:style-name="P2">juan@juan-AOD257:~/ejemplo$ git config --global color.ui true</text:p>
      <text:p text:style-name="P2"/>
      <text:p text:style-name="P2">nos ponemos en la carpeta del proyecto</text:p>
      <text:p text:style-name="P2"/>
      <text:p text:style-name="P2">juan@juan-AOD257:~/ejemplo$ git init</text:p>
      <text:p text:style-name="P2"/>
      <text:p text:style-name="P2"/>
      <text:p text:style-name="P2">Los cambios en los archivos <text:s/>se suben al Stage se les toma una “foto” para parte del control de versiones esto es de manera local</text:p>
      <text:p text:style-name="P2"><text:soft-page-break/></text:p>
      <text:p text:style-name="P2">juan@juan-AOD257:~/ejemplo$ git add mi_archivo.txt</text:p>
      <text:p text:style-name="P2"/>
      <text:p text:style-name="P2">bajar el archivo del escenario</text:p>
      <text:p text:style-name="P2"/>
      <text:p text:style-name="P2">juan@juan-AOD257:~/ejemplo$ git rm --cached mi_archivo.txt</text:p>
      <text:p text:style-name="P2"/>
      <text:p text:style-name="P2">agregar todo lo de la carpeta</text:p>
      <text:p text:style-name="P2"/>
      <text:p text:style-name="P2">juan@juan-AOD257:~/ejemplo$ git add .</text:p>
      <text:p text:style-name="P2"/>
      <text:p text:style-name="P2">para pasar de la escena a un “SNAPSHOT”</text:p>
      <text:p text:style-name="P2"/>
      <text:p text:style-name="P2">juan@juan-AOD257:~/ejemplo$ git commit -m "commit inicial. se agrega archivo descriptivo <text:s/>"</text:p>
      <text:p text:style-name="P2"/>
      <text:p text:style-name="P2">para ver el estatus de los coommit</text:p>
      <text:p text:style-name="P2"/>
      <text:p text:style-name="P2">juan@juan-AOD257:~/ejemplo$ git log</text:p>
      <text:p text:style-name="P2"/>
      <text:p text:style-name="P2">volver a un estado anterior</text:p>
      <text:p text:style-name="P2"/>
      <text:p text:style-name="P2">juan@juan-AOD257:~/ejemplo$ git checkout .</text:p>
      <text:p text:style-name="P2"/>
      <text:p text:style-name="P2"/>
      <text:p text:style-name="P2">para un cambio es </text:p>
      <text:p text:style-name="P2"/>
      <text:p text:style-name="P2">juan@juan-AOD257:~/ejemplo$ git add .</text:p>
      <text:p text:style-name="P2">juan@juan-AOD257:~/ejemplo$ git commit -m 'se agrega otro archivo'</text:p>
      <text:p text:style-name="P2"/>
      <text:p text:style-name="P2"/>
      <text:p text:style-name="P2">git ignora los directorios vacios</text:p>
      <text:p text:style-name="P2"/>
      <text:p text:style-name="P2">para usarlo se crea un archivo .gitignore</text:p>
      <text:p text:style-name="P2"/>
      <text:p text:style-name="P2"/>
      <text:p text:style-name="P2">juan@juan-AOD257:~/ejemplo$ nano .gitignore</text:p>
      <text:p text:style-name="P2"/>
      <text:p text:style-name="P2">para lograr los cambios</text:p>
      <text:p text:style-name="P2"/>
      <text:p text:style-name="P2">juan@juan-AOD257:~/ejemplo$ git add .gitignore</text:p>
      <text:p text:style-name="P2">juan@juan-AOD257:~/ejemplo$ git commit -m "Se agrega el archivo gitignore"</text:p>
      <text:p text:style-name="P2"/>
      <text:p text:style-name="P2">tarea crear una cuenta git hub</text:p>
      <text:p text:style-name="P2"/>
      <text:p text:style-name="P2">y otra en google code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5:54:24</meta:creation-date>
    <dc:date>2013-12-11T17:10:08</dc:date>
    <meta:editing-duration>PT1H34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3" meta:paragraph-count="52" meta:word-count="239" meta:character-count="1751" meta:non-whitespace-character-count="1545"/>
  </office:meta>
</office:document-meta>
</file>